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  <style:text-properties fo:font-variant="normal" fo:text-transform="none" fo:color="#222222" style:font-name="Helvetica Neue" fo:font-size="9.75pt" fo:letter-spacing="normal" fo:font-style="normal" fo:font-weight="normal"/>
    </style:style>
    <style:style style:name="P2" style:family="paragraph" style:parent-style-name="Text_20_body" style:list-style-name="L2">
      <style:paragraph-properties fo:text-align="start" style:justify-single-word="false"/>
      <style:text-properties fo:font-variant="normal" fo:text-transform="none" fo:color="#222222" style:font-name="Helvetica Neue" fo:font-size="9.75pt" fo:letter-spacing="normal" fo:font-style="normal" fo:font-weight="normal"/>
    </style:style>
    <style:style style:name="P3" style:family="paragraph" style:parent-style-name="Text_20_body" style:list-style-name="L2">
      <style:paragraph-properties fo:margin-top="0cm" fo:margin-bottom="0cm" fo:text-align="start" style:justify-single-word="false"/>
      <style:text-properties fo:font-variant="normal" fo:text-transform="none" fo:color="#222222" style:font-name="Helvetica Neue" fo:font-size="9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222222" style:font-name="Helvetica Neue" fo:font-size="9.7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52248502372362287" text:style-name="L1">
        <text:list-item>
          <text:p text:style-name="P1">«Российская премьер-лига» является выпадашкой, по открытию на выбор предоставляются следующие разделы: </text:p>
        </text:list-item>
      </text:list>
      <text:p text:style-name="P4"><text:line-break/><text:span text:style-name="T1">- Испания. Примера </text:span><text:line-break/><text:span text:style-name="T1">- Англия. Премьер-лига </text:span><text:line-break/><text:span text:style-name="T1">- Италия. Серия А </text:span><text:line-break/><text:span text:style-name="T1">- Германия. Бундеслига </text:span><text:line-break/><text:span text:style-name="T1">- Франция. Лига 1 </text:span><text:line-break/><text:span text:style-name="T1">- Россия. Премьер-лига </text:span><text:line-break/><text:span text:style-name="T1">- Шотландия. Премьер-лига </text:span><text:line-break/><text:span text:style-name="T1">- Португалия. Лига Сагриш </text:span><text:line-break/><text:span text:style-name="T1">- Лига чемпионов </text:span><text:line-break/><text:span text:style-name="T1">- Лига Европы </text:span><text:line-break/><text:span text:style-name="T1">- Сборные </text:span></text:p>
      <text:list xml:id="list8291048450138701094" text:style-name="L2">
        <text:list-item>
          <text:p text:style-name="P3">«2-й» тур является выпадашкой, которая выдает на выбор туры с 1-го по 30-й (34-й, 38-й — тоже бывает).</text:p>
        </text:list-item>
        <text:list-item>
          <text:p text:style-name="P3">Каждый указанный ниже матч расхлопывается по нажатию на «подробнее» и свертывается при нажатии на «свернуть».</text:p>
        </text:list-item>
        <text:list-item>
          <text:p text:style-name="P3">При расхлопывании поле становится белым.</text:p>
        </text:list-item>
        <text:list-item>
          <text:p text:style-name="P3">Расхлоп сдвигает контент ниже.</text:p>
        </text:list-item>
        <text:list-item>
          <text:p text:style-name="P2">Из правого столбца убираем блок подписок на материалы. 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ey </meta:initial-creator>
    <meta:creation-date>2014-08-06T15:38:07.35</meta:creation-date>
    <meta:document-statistic meta:table-count="0" meta:image-count="0" meta:object-count="0" meta:page-count="1" meta:paragraph-count="7" meta:word-count="102" meta:character-count="673"/>
    <dc:date>2014-08-06T15:38:26.80</dc:date>
    <dc:creator>Sergey </dc:creator>
    <meta:editing-duration>PT19S</meta:editing-duration>
    <meta:editing-cycles>1</meta:editing-cycles>
    <meta:generator>OpenOffice/4.1.0$Win32 OpenOffice.org_project/410m18$Build-9764</meta:generator>
  </office:meta>
</office:document-meta>
</file>